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fcd91" officeooo:paragraph-rsid="000fcd91"/>
    </style:style>
    <style:style style:name="T1" style:family="text">
      <style:text-properties officeooo:rsid="000fc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<text:span text:style-name="T1">1.1:</text:span></text:h>
      <text:p text:style-name="P1">a) <text:tab/>Festplatte → SATA</text:p>
      <text:p text:style-name="P1"><text:tab/>Grafikkarte → PCI/PCIe/AGP</text:p>
      <text:p text:style-name="P1"><text:tab/></text:p>
      <text:p text:style-name="P1"><text:tab/>CPU+Northbridge ← Soutbridge ← externe Schnittstellen / SATA</text:p>
      <text:p text:style-name="P1"><text:tab/>CPU+Northbridge ← RAM / Grafikkarte</text:p>
      <text:p text:style-name="P1">b)<text:tab/>Nein, für einen SoC fehlen weitere Komponenten, wie z. B. Netzwerkcontroller (LAN), <text:tab/>Funkmodule (GSM, LTE, WLAN, …) oder Sound-DSP.</text:p>
      <text:p text:style-name="P1"><text:tab/>Eine CPU in heutigen Desktop-Systemen nähert sich aber immer mehr den SoCs an. Vor <text:tab/>allem die Intel Atom Z-Serie wird sowohl in mobilen Geräten, als auch in <text:tab/>Desktop-Systemen verwendet und kann als SoC bezeichnet werden.</text:p>
      <text:h text:style-name="Heading_20_1" text:outline-level="1">Aufgabe 1.2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04T13:42:36.525583713</dc:date>
    <dc:creator>Stefan Weiberg</dc:creator>
    <meta:editing-duration>PT4M49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1" meta:word-count="87" meta:character-count="600" meta:non-whitespace-character-count="513"/>
  </office:meta>
</office:document-meta>
</file>